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3d6e8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officeooo:paragraph-rsid="10925ad5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style:use-window-font-color="true" loext:opacity="0%" style:font-name="Liberation Sans" officeooo:rsid="047da547"/>
    </style:style>
    <style:style style:name="T2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style:font-size-asian="12pt" style:font-size-complex="12pt"/>
    </style:style>
    <style:style style:name="T244" style:family="text">
      <style:text-properties style:use-window-font-color="true" loext:opacity="0%" style:font-name="Liberation Sans" officeooo:rsid="0efd8e5c"/>
    </style:style>
    <style:style style:name="T24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officeooo:rsid="04473353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officeooo:rsid="04473353" style:font-size-asian="10pt" style:font-size-complex="10pt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0" style:family="text">
      <style:text-properties officeooo:rsid="0f0ca65a"/>
    </style:style>
    <style:style style:name="T261" style:family="text">
      <style:text-properties officeooo:rsid="0aace3cd"/>
    </style:style>
    <style:style style:name="T262" style:family="text">
      <style:text-properties officeooo:rsid="0f95a7a0"/>
    </style:style>
    <style:style style:name="T263" style:family="text">
      <style:text-properties officeooo:rsid="0f8f58bd"/>
    </style:style>
    <style:style style:name="T264" style:family="text">
      <style:text-properties style:font-name="Ubuntu1" fo:font-size="10pt" officeooo:rsid="04473353" style:font-size-asian="10pt" style:font-size-complex="10pt"/>
    </style:style>
    <style:style style:name="T265" style:family="text">
      <style:text-properties style:text-underline-style="none"/>
    </style:style>
    <style:style style:name="T266" style:family="text">
      <style:text-properties officeooo:rsid="108e61e7"/>
    </style:style>
    <style:style style:name="T267" style:family="text">
      <style:text-properties style:text-underline-style="solid" style:text-underline-width="auto" style:text-underline-color="font-color"/>
    </style:style>
    <style:style style:name="T268" style:family="text">
      <style:text-properties style:text-underline-style="solid" style:text-underline-width="auto" style:text-underline-color="font-color" officeooo:rsid="0feb9a5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49">C</text:span><text:span text:style-name="T148">hecklist voor </text:span><text:span text:style-name="T150">de installatie</text:span><text:span text:style-name="T148">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4">LTS</text:span><text:span text:style-name="T152"><text:note text:id="ftn1" text:note-class="footnote"><text:note-citation>1</text:note-citation><text:note-body><text:p text:style-name="P21"><text:span text:style-name="T186">LTS</text:span><text:span text:style-name="T192"> </text:span><text:span text:style-name="T193">staat voor</text:span><text:span text:style-name="T194"> </text:span><text:span text:style-name="T186">Long-Term Support, langetermijnondersteuning, </text:span><text:span text:style-name="T195">en </text:span><text:span text:style-name="T197">d</text:span><text:span text:style-name="T195">eze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T202"><text:s/></text:span><text:span text:style-name="T204">LTS</text:span><text:span text:style-name="Strong_20_Emphasis"><text:span text:style-name="T182"> </text:span></text:span><text:span text:style-name="T203"><text:user-field-get text:name="Edition">Server</text:user-field-get></text:span><text:span text:style-name="T208"><text:s/></text:span><text:span text:style-name="T198">(codenaam </text:span><text:span text:style-name="T200">bookworm</text:span><text:span text:style-name="T198">) </text:span><text:span text:style-name="T193">van</text:span><text:span text:style-name="T196"> </text:span><text:span text:style-name="T200">juni</text:span><text:span text:style-name="T189"> </text:span><text:span text:style-name="Strong_20_Emphasis"><text:span text:style-name="T110"><text:user-field-get text:name="Releaseyear">2023</text:user-field-get></text:span></text:span><text:span text:style-name="T189"><text:s/></text:span><text:span text:style-name="T186">wordt </text:span><text:span text:style-name="T190">vijf</text:span><text:span text:style-name="T186"> jaar onder</text:span><text:span text:style-name="T199">steund</text:span><text:span text:style-name="T191"> </text:span><text:span text:style-name="T186">tot </text:span><text:span text:style-name="T200">juni</text:span><text:span text:style-name="T187"> </text:span><text:span text:style-name="T186">202</text:span><text:span text:style-name="T200">8</text:span><text:span text:style-name="T188">.</text:span></text:p></text:note-body></text:note></text:span><text:span text:style-name="T153"> </text:span><text:span text:style-name="T153"><text:user-field-get text:name="Edition">Server</text:user-field-get></text:span><text:span text:style-name="T207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60">ONDERSTREEPTE</text:span></text:span><text:span text:style-name="T1"> </text:span><text:span text:style-name="T13">woorden</text:span><text:span text:style-name="T12"> het</text:span><text:span text:style-name="Strong_20_Emphasis"><text:span text:style-name="T259"> </text:span></text:span><text:span text:style-name="Strong_20_Emphasis"><text:span text:style-name="T258">tekstvak</text:span></text:span><text:span text:style-name="T13"> </text:span><text:span text:style-name="T14">in,</text:span><text:span text:style-name="T13"> </text:span><text:span text:style-name="T209">zie </text:span><text:span text:style-name="T244">[</text:span><text:span text:style-name="T209">toelichting</text:span><text:span text:style-name="T244">]</text:span><text:span text:style-name="T13">:</text:span></text:p>
      <text:p text:style-name="P26"><text:span text:style-name="Definition"><text:span text:style-name="T17">GEBRUIKER</text:span></text:span><text:span text:style-name="T217"><text:tab/><text:tab/></text:span><text:span text:style-name="T243"> <text:tab/><text:tab/></text:span><text:span text:style-name="T218"><draw:control text:anchor-type="as-char" svg:y="-0.4cm" draw:z-index="16" draw:name="Gebruiker 3" draw:style-name="gr2" draw:text-style-name="P93" svg:width="6.4cm" svg:height="0.6cm" draw:control="control17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, bijv. </text:span><text:span text:style-name="T214">J</text:span><text:span text:style-name="T241">a</text:span><text:span text:style-name="T214">n </text:span><text:span text:style-name="T241">Jansen</text:span><text:span text:style-name="T242">]</text:span></text:p>
      <text:p text:style-name="P84"><text:span text:style-name="Definition"><text:span text:style-name="T211">g</text:span></text:span><text:span text:style-name="Definition">ebruikersnaam</text:span><text:span text:style-name="Definition"><text:span text:style-name="T265"><text:tab/></text:span></text:span><text:span text:style-name="T210"><draw:control text:anchor-type="as-char" svg:y="-0.4cm" draw:z-index="17" draw:name="Gberuikersnaam 3" draw:style-name="gr2" draw:text-style-name="P93" svg:width="6.4cm" svg:height="0.6cm" draw:control="control18"><svg:title>Gebruikersnaam</svg:title><svg:desc>Korte naam, bijv. jan</svg:desc></draw:control></text:span><text:span text:style-name="T210"><text:tab/> <text:s text:c="2"/></text:span><text:span text:style-name="T5">[</text:span><text:span text:style-name="T6">K</text:span><text:span text:style-name="T4">orte naam, bijv. </text:span><text:span text:style-name="T171">j</text:span><text:span text:style-name="T172">a</text:span><text:span text:style-name="T171">n</text:span><text:span text:style-name="T173">]</text:span></text:p>
      <text:p text:style-name="P26"><text:span text:style-name="Definition"><text:span text:style-name="T266">server</text:span></text:span><text:span text:style-name="Definition">NAAM</text:span><text:span text:style-name="T221"><text:tab/><text:tab/><text:tab/></text:span><draw:control text:anchor-type="as-char" svg:y="-0.4cm" draw:z-index="18" draw:name="Computernaam 2" draw:style-name="gr2" draw:text-style-name="P93" svg:width="6.4cm" svg:height="0.6cm" draw:control="control19"><svg:title>Computernaam</svg:title><svg:desc>Unieke naam van de computer</svg:desc></draw:control><text:tab/> <text:s text:c="2"/><text:span text:style-name="T224">[</text:span><text:span text:style-name="T225">N</text:span><text:span text:style-name="T222">aam van de </text:span><text:span text:style-name="T228">serv</text:span><text:span text:style-name="T222">e</text:span><text:span text:style-name="T223">r, </text:span><text:span text:style-name="T226">bijv. </text:span><text:span text:style-name="T228">sv</text:span><text:span text:style-name="T227">02</text:span><text:span text:style-name="T224">]</text:span></text:p>
      <text:p text:style-name="P26"><text:span text:style-name="Definition"><text:span text:style-name="T230">GEBRUIKER</text:span></text:span><text:span text:style-name="Definition"><text:span text:style-name="T240"><text:tab/></text:span></text:span><text:span text:style-name="T229"><text:tab/></text:span><text:span text:style-name="T243"> <text:tab/><text:tab/></text:span><text:span text:style-name="T218"><draw:control text:anchor-type="as-char" svg:y="-0.4cm" draw:z-index="19" draw:name="Gebruiker 4" draw:style-name="gr2" draw:text-style-name="P93" svg:width="6.4cm" svg:height="0.6cm" draw:control="control20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 </text:span><text:span text:style-name="T215">evt. 2</text:span><text:span text:style-name="T245">e</text:span><text:span text:style-name="T213"> gebruiker</text:span><text:span text:style-name="T216">]</text:span></text:p>
      <text:p text:style-name="P84"><text:span text:style-name="Definition"><text:span text:style-name="T230">GEBRUIKERSN</text:span></text:span><text:span text:style-name="Definition"><text:span text:style-name="T231">aa</text:span></text:span><text:span text:style-name="Definition"><text:span text:style-name="T230">M</text:span></text:span><text:span text:style-name="Definition"><text:span text:style-name="T240"><text:tab/></text:span></text:span><text:span text:style-name="T210"><draw:control text:anchor-type="as-char" svg:y="-0.4cm" draw:z-index="20" draw:name="Gberuikersnaam 4" draw:style-name="gr2" draw:text-style-name="P93" svg:width="6.4cm" svg:height="0.6cm" draw:control="control21"><svg:title>Gebruikersnaam</svg:title><svg:desc>Korte naam, bijv. jan</svg:desc></draw:control></text:span><text:span text:style-name="T210"><text:tab/> <text:s text:c="2"/></text:span><text:span text:style-name="T233">[</text:span><text:span text:style-name="T234">K</text:span><text:span text:style-name="T232">orte naam</text:span><text:span text:style-name="T235"> </text:span><text:span text:style-name="T236">e</text:span><text:span text:style-name="T237">vt. 2</text:span><text:span text:style-name="T246">e</text:span><text:span text:style-name="T237"> </text:span><text:span text:style-name="T238">gebruiker</text:span><text:span text:style-name="T239">]</text:span></text:p>
      <text:p text:style-name="P25"><text:span text:style-name="T158">Vervang </text:span><text:span text:style-name="T161">de</text:span><text:span text:style-name="T158"> </text:span><text:span text:style-name="Definition"><text:span text:style-name="T18">ONDERSTREEPTE</text:span></text:span><text:span text:style-name="T158"> </text:span><text:span text:style-name="T159">woorden </text:span><text:span text:style-name="T158">in deze checklist door </text:span><text:span text:style-name="T161">d</text:span><text:span text:style-name="T163">i</text:span><text:span text:style-name="T161">e </text:span><text:span text:style-name="T162">in </text:span><text:span text:style-name="T163">het</text:span><text:span text:style-name="Strong_20_Emphasis"><text:span text:style-name="T43"> </text:span></text:span><text:span text:style-name="Strong_20_Emphasis"><text:span text:style-name="T56">tekstvak</text:span></text:span><text:span text:style-name="T158">.</text:span></text:p>
      <text:p text:style-name="P28"/>
      <text:p text:style-name="P28"/>
      <text:p text:style-name="P24"><text:span text:style-name="T169">Nieuwe installatie?</text:span><text:span text:style-name="T160"><text:tab/></text:span><text:span text:style-name="T165"></text:span><text:span text:style-name="T167"><text:tab/></text:span><text:span text:style-name="T166">B</text:span><text:span text:style-name="T160">egin bij hoofdstuk </text:span><text:span text:style-name="T169"><text:bookmark-ref text:reference-format="page" text:ref-name="__RefNumPara__4009_1271708128">2</text:bookmark-ref></text:span><text:span text:style-name="T169"><text:s text:c="2"/></text:span><text:span text:style-name="T170"><text:bookmark-ref text:reference-format="text" text:ref-name="__RefNumPara__4009_1271708128">Installatie uitvoeren</text:bookmark-ref></text:span><text:span text:style-name="T164">.</text:span></text:p>
      <text:p text:style-name="P23"><text:span text:style-name="Strong_20_Emphasis"><text:span text:style-name="T168"/></text:span></text:p>
      <text:p text:style-name="P23"><text:span text:style-name="Strong_20_Emphasis"><text:span text:style-name="T168"/></text:span></text:p>
      <text:list xml:id="list3648288193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1" draw:name="Vorm 2" draw:style-name="gr1" draw:text-style-name="P92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49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4">wget karelzimmer.nl/</text:span></text:span><text:span text:style-name="User_20_Entry"><text:span text:style-name="T145">kz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2" draw:name="Vorm 6" draw:style-name="gr1" draw:text-style-name="P92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40441129651135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3">Start de computer op vanaf</text:span><text:span text:style-name="T183"><text:note text:id="ftn4" text:note-class="footnote"><text:note-citation>1</text:note-citation><text:note-body><text:p text:style-name="P83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</text:span></text:span><text:span text:style-name="Definition"><text:span text:style-name="T129"> </text:span></text:span><text:span text:style-name="User_20_Entry"><text:span text:style-name="T147">Esc</text:span></text:span><text:span text:style-name="User_20_Entry"><text:span text:style-name="T132">,</text:span></text:span><text:span text:style-name="Definition"><text:span text:style-name="T129"> </text:span></text:span><text:span text:style-name="User_20_Entry"><text:span text:style-name="T147">Delete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1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2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9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10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11</text:span></text:span><text:span text:style-name="User_20_Entry"><text:span text:style-name="T133">,</text:span></text:span><text:span text:style-name="Definition"><text:span text:style-name="T129"> </text:span></text:span><text:span text:style-name="Definition"><text:span text:style-name="T130">o</text:span></text:span><text:span text:style-name="Definition"><text:span text:style-name="T131">f</text:span></text:span><text:span text:style-name="Definition"><text:span text:style-name="T129"> </text:span></text:span><text:span text:style-name="User_20_Entry"><text:span text:style-name="T147">F12</text:span></text:span><text:span text:style-name="User_20_Entry"><text:span text:style-name="T133">.</text:span></text:span></text:p></text:note-body></text:note></text:span><text:span text:style-name="T183"> </text:span><text:span text:style-name="T184">een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7"><text:s/></text:span><text:span text:style-name="T180">LTS</text:span><text:span text:style-name="Strong_20_Emphasis"><text:span text:style-name="T175"> </text:span></text:span><text:span text:style-name="Strong_20_Emphasis"><text:span text:style-name="T178"><text:user-field-get text:name="Edition">Server</text:user-field-get></text:span></text:span><text:span text:style-name="Strong_20_Emphasis"><text:span text:style-name="T178"><text:s/></text:span></text:span><text:span text:style-name="Strong_20_Emphasis"><text:span text:style-name="T179">Live</text:span></text:span><text:span text:style-name="T90"><text:note text:id="ftn5" text:note-class="footnote"><text:note-citation>2</text:note-citation><text:note-body><text:p text:style-name="P22"><text:span text:style-name="T247">Vanaf een </text:span><text:span text:style-name="T262">L</text:span><text:span text:style-name="T247">ive </text:span><text:span text:style-name="T263">USB</text:span><text:span text:style-name="T261">-stick</text:span><text:span text:style-name="T264"> </text:span><text:span text:style-name="T247">kunt u opstarten en </text:span><text:span text:style-name="T250">met </text:span><text:span text:style-name="Strong_20_Emphasis"><text:span text:style-name="T185"><text:user-field-get text:name="Distro">Debian</text:user-field-get></text:span></text:span><text:span text:style-name="Strong_20_Emphasis"><text:span text:style-name="T185"><text:s/></text:span></text:span><text:span text:style-name="T247">werken zonder enige bestanden op de harde schijf te wijzigen en maakt ook installatie van </text:span><text:span text:style-name="Strong_20_Emphasis"><text:span text:style-name="T185"><text:user-field-get text:name="Distro">Debian</text:user-field-get></text:span></text:span><text:span text:style-name="Strong_20_Emphasis"><text:span text:style-name="T185"><text:s/></text:span></text:span><text:span text:style-name="T247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1">Maak een opstartbare USB-stick</text:span></text:span><text:span text:style-name="Strong_20_Emphasis"><text:span text:style-name="T106">:<text:line-break/></text:span></text:span><text:span text:style-name="Strong_20_Emphasis"><text:span text:style-name="T103">D</text:span></text:span><text:span text:style-name="Strong_20_Emphasis"><text:span text:style-name="T96">ow</text:span></text:span><text:span text:style-name="Strong_20_Emphasis"><text:span text:style-name="T97">nload </text:span></text:span><text:span text:style-name="Strong_20_Emphasis"><text:span text:style-name="T94">e</text:span></text:span><text:span text:style-name="Strong_20_Emphasis"><text:span text:style-name="T98">e</text:span></text:span><text:span text:style-name="Strong_20_Emphasis"><text:span text:style-name="T99">n</text:span></text:span><text:span text:style-name="Strong_20_Emphasis"><text:span text:style-name="T122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7"> </text:span></text:span><text:span text:style-name="Strong_20_Emphasis"><text:span text:style-name="T104">(.iso) </text:span></text:span><text:span text:style-name="Strong_20_Emphasis"><text:span text:style-name="T100">v</text:span></text:span><text:span text:style-name="Strong_20_Emphasis"><text:span text:style-name="T101">anaf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51">debian.org</text:span></text:span></text:a><text:span text:style-name="Strong_20_Emphasis"><text:span text:style-name="T102">, </text:span></text:span><text:span text:style-name="Strong_20_Emphasis"><text:span text:style-name="T105">klik </text:span></text:span><text:span text:style-name="Strong_20_Emphasis"><text:span text:style-name="T108">achtereenvolgens op </text:span></text:span><text:span text:style-name="Strong_20_Emphasis"><text:span text:style-name="T114">Other downloads</text:span></text:span><text:span text:style-name="Strong_20_Emphasis"><text:span text:style-name="T108"> (onder Download) &gt; </text:span></text:span><text:span text:style-name="Strong_20_Emphasis"><text:span text:style-name="T114">Other live ISO</text:span></text:span><text:span text:style-name="Strong_20_Emphasis"><text:span text:style-name="T108"> (onder Try </text:span></text:span><text:span text:style-name="Strong_20_Emphasis"><text:span text:style-name="T108"><text:user-field-get text:name="Distro">Debian</text:user-field-get></text:span></text:span><text:span text:style-name="Strong_20_Emphasis"><text:span text:style-name="T108"><text:s/></text:span></text:span><text:span text:style-name="Strong_20_Emphasis"><text:span text:style-name="T109">live before installing) &gt; <text:line-break/></text:span></text:span><text:span text:style-name="Strong_20_Emphasis"><text:span text:style-name="T113">debian-live-</text:span></text:span><text:span text:style-name="Strong_20_Emphasis"><text:span text:style-name="T113"><text:user-field-get text:name="Version">12</text:user-field-get></text:span></text:span><text:span text:style-name="Strong_20_Emphasis"><text:span text:style-name="T113">...-amd64-standard.iso</text:span></text:span><text:span text:style-name="Strong_20_Emphasis"><text:span text:style-name="T109">.</text:span></text:span><text:span text:style-name="Strong_20_Emphasis"><text:span text:style-name="T97"><text:line-break/></text:span></text:span><text:span text:style-name="Strong_20_Emphasis"><text:span text:style-name="T107">De volgende stappen staan beschreven in </text:span></text:span><text:span text:style-name="Strong_20_Emphasis"><text:span text:style-name="T112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2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2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48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5">Stel geen </text:span><text:span text:style-name="T206">Root</text:span><text:span text:style-name="T205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xml:id="list140440163082212" text:continue-numbering="true" text:style-name="L1">
        <text:list-item>
          <text:p text:style-name="P91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5"><draw:control text:anchor-type="as-char" draw:z-index="21" draw:name="Vorm4_ 1" draw:style-name="gr1" draw:text-style-name="P92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0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useradd --create-home --common <text:span text:style-name="T155">'</text:span><text:span text:style-name="T156">gebruiker</text:span><text:span text:style-name="T155">' [--groups adm,sudo] </text:span><text:span text:style-name="T156">gebruiker</text:span><text:span text:style-name="T157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67">gebruiker</text:span><text:span text:style-name="T268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6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8" office:value-type="string">
            <text:p text:style-name="P80"><text:span text:style-name="User_20_Entry"><text:span text:style-name="T144">wget karelzimmer.nl/</text:span></text:span><text:span text:style-name="User_20_Entry"><text:span text:style-name="T145">kz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81"><text:span text:style-name="User_20_Entry"><text:span text:style-name="T146">bash 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140439712414657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3" draw:name="Vorm36_ 1" draw:style-name="gr1" draw:text-style-name="P92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5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49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4" draw:name="Vorm36_ 2" draw:style-name="gr1" draw:text-style-name="P92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4"> installatie van </text:span><text:span text:style-name="T174"><text:user-field-get text:name="Distro">Debian</text:user-field-get></text:span><text:span text:style-name="T177"><text:s/></text:span><text:span text:style-name="T177"><text:user-field-get text:name="Version">12</text:user-field-get></text:span><text:span text:style-name="T177"><text:s/></text:span><text:span text:style-name="T181">LTS</text:span><text:span text:style-name="Strong_20_Emphasis"><text:span text:style-name="T175"> </text:span></text:span><text:span text:style-name="Strong_20_Emphasis"><text:span text:style-name="T178"><text:user-field-get text:name="Edition">Server</text:user-field-get></text:span></text:span><text:span text:style-name="Strong_20_Emphasis"><text:span text:style-name="T178"><text:s/></text:span></text:span><text:span text:style-name="T174">is voltooid.</text:span></text:p>
      <text:p text:style-name="P33"/>
      <text:p text:style-name="P27"><text:span text:style-name="Emphasis"><text:span text:style-name="T25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6">CC0 1.0 Universeel</text:span></text:span></text:a><text:span text:style-name="Emphasis"><text:span text:style-name="T253">,</text:span></text:span><text:span text:style-name="Emphasis"><text:span text:style-name="T255"> </text:span></text:span><text:span text:style-name="Strong_20_Emphasis"><text:span text:style-name="T47"><text:user-field-get text:name="Releaseyear">2023</text:user-field-get></text:span></text:span><text:span text:style-name="Strong_20_Emphasis"><text:span text:style-name="T47">-</text:span></text:span><text:span text:style-name="Strong_20_Emphasis"><text:span text:style-name="T47"><text:date style:data-style-name="N10107" text:date-value="2024-02-17T14:04:39.349360708">2024</text:date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2-17T14:04:39.140979470">17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04:39.030372963</dc:date>
    <meta:keyword>Installatie</meta:keyword>
    <meta:keyword>Checklist</meta:keyword>
    <meta:keyword>Linux</meta:keyword>
    <meta:editing-cycles>6953</meta:editing-cycles>
    <meta:editing-duration>P12DT8H34M29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60" meta:character-count="3225" meta:non-whitespace-character-count="2793"/>
    <meta:user-defined meta:name="Info 1"/>
    <meta:user-defined meta:name="Info 2"/>
    <meta:user-defined meta:name="Info 3"/>
    <meta:user-defined meta:name="Info 4"/>
  </office:meta>
</office:document-meta>
</file>